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size="12pt"/>
    </style:style>
    <style:style style:name="T3" style:family="text">
      <style:text-properties style:font-size-asian="12pt"/>
    </style:style>
    <style:style style:name="T4" style:family="text">
      <style:text-properties style:font-weight-asian="normal"/>
    </style:style>
    <style:style style:name="T5" style:family="text">
      <style:text-properties style:font-size-complex="12pt"/>
    </style:style>
    <style:style style:name="T6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nverzeichnis</text:p>
      <text:p text:style-name="Standard"/>
      <text:p text:style-name="Standard"/>
      <text:p text:style-name="Standard"/>
      <text:p text:style-name="P3">Verwendete Tools und Bibliotheken</text:p>
      <text:p text:style-name="Standard">http://www.codeblocks.org/downloads/binaries</text:p>
      <text:p text:style-name="Standard">http://gcc.gnu.org/</text:p>
      <text:p text:style-name="Standard">http://www.mingw.org/</text:p>
      <text:p text:style-name="Standard">http://www.projity.com/</text:p>
      <text:p text:style-name="Standard">http://argouml.tigris.org/</text:p>
      <text:p text:style-name="Standard"/>
      <text:p text:style-name="Standard"/>
      <text:p text:style-name="P3">Bücher, Manuals und Tutorials</text:p>
      <text:p text:style-name="Standard">http://docs.wxwidgets.org/trunk/</text:p>
      <text:p text:style-name="Standard">http://www.glprogramming.com/red/</text:p>
      <text:p text:style-name="Standard">http://www.fileformat.info/format/wavefrontobj/</text:p>
      <text:p text:style-name="Standard">http://books.google.de/books?id=CyMsvtgnq0QC</text:p>
      <text:p text:style-name="P2"/>
      <text:p text:style-name="P3">Genutzte Web-Services</text:p>
      <text:p text:style-name="Standard">http://code.google.com/</text:p>
      <text:p text:style-name="Standard">http://groups.google.de/</text:p>
      <text:p text:style-name="Standard">http://books.google.de/</text:p>
      <text:p text:style-name="P2"/>
      <text:p text:style-name="P3">Fremde Klassen / Bibliotheken</text:p>
      <text:p text:style-name="Standard">http://www.mcnickle.org/ (MD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Thorsten Moll</dc:creator>
    <dc:date>2008-11-13T20:45:40</dc:date>
    <meta:editing-cycles>2</meta:editing-cycles>
    <meta:editing-duration>PT36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51" meta:character-count="519"/>
  </office:meta>
</office:document-meta>
</file>